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, Arial, sans-serif"/>
    <style:font-face style:name="Google Sans1" svg:font-family="'Google Sans', Arial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style:line-height-at-least="0.423cm" fo:text-align="end" style:justify-single-word="false" fo:orphans="2" fo:widows="2" fo:text-indent="0cm" style:auto-text-indent="false"/>
      <style:text-properties fo:font-variant="normal" fo:text-transform="none" fo:color="#000000" loext:opacity="100%" style:font-name="Google Sans" fo:font-size="9pt" fo:letter-spacing="normal" fo:font-style="normal" fo:font-weight="normal" officeooo:paragraph-rsid="00213521" fo:background-color="transparent" loext:padding="0cm" loext:border="none"/>
    </style:style>
    <style:style style:name="P2" style:family="paragraph" style:parent-style-name="Text_20_body" style:list-style-name="L1">
      <style:paragraph-properties fo:margin-left="0cm" fo:margin-right="0cm" fo:margin-top="0cm" fo:margin-bottom="0.318cm" style:contextual-spacing="false" style:line-height-at-least="0cm" fo:orphans="2" fo:widows="2" fo:text-indent="0cm" style:auto-text-indent="false" fo:padding="0cm" fo:border="none" style:writing-mode="lr-tb"/>
      <style:text-properties fo:color="#000000" loext:opacity="100%" style:font-name="Google Sans" officeooo:paragraph-rsid="00213521"/>
    </style:style>
    <style:style style:name="P3" style:family="paragraph" style:parent-style-name="Text_20_body">
      <style:paragraph-properties fo:margin-left="0cm" fo:margin-right="0cm" fo:margin-top="0cm" fo:margin-bottom="0.116cm" style:contextual-spacing="false" style:line-height-at-least="0cm" fo:text-align="start" style:justify-single-word="false" fo:orphans="2" fo:widows="2" fo:text-indent="0cm" style:auto-text-indent="false" fo:padding="0cm" fo:border="none" style:writing-mode="lr-tb"/>
      <style:text-properties fo:color="#000000" loext:opacity="100%" style:font-name="Google Sans" officeooo:paragraph-rsid="00213521"/>
    </style:style>
    <style:style style:name="P4" style:family="paragraph" style:parent-style-name="Text_20_body">
      <style:paragraph-properties fo:margin-left="0cm" fo:margin-right="0cm" fo:margin-top="0cm" fo:margin-bottom="0.116cm" style:contextual-spacing="false" style:line-height-at-least="0cm" fo:text-align="start" style:justify-single-word="false" fo:orphans="2" fo:widows="2" fo:text-indent="0cm" style:auto-text-indent="false" fo:padding="0cm" fo:border="none" style:writing-mode="lr-tb"/>
      <style:text-properties officeooo:paragraph-rsid="00213521"/>
    </style:style>
    <style:style style:name="P5" style:family="paragraph" style:parent-style-name="Text_20_body">
      <style:paragraph-properties fo:margin-left="0cm" fo:margin-right="0cm" fo:margin-top="0cm" fo:margin-bottom="0.116cm" style:contextual-spacing="false" style:line-height-at-least="0cm" fo:text-align="start" style:justify-single-word="false" fo:orphans="2" fo:widows="2" fo:text-indent="0cm" style:auto-text-indent="false" fo:padding="0cm" fo:border="none" style:writing-mode="lr-tb"/>
      <style:text-properties fo:color="#000000" loext:opacity="100%" style:font-name="Google Sans" officeooo:paragraph-rsid="00236939"/>
    </style:style>
    <style:style style:name="P6" style:family="paragraph" style:parent-style-name="Text_20_body">
      <style:paragraph-properties fo:margin-left="0cm" fo:margin-right="0cm" fo:margin-top="0cm" fo:margin-bottom="0.116cm" style:contextual-spacing="false" style:line-height-at-least="0cm" fo:text-align="start" style:justify-single-word="false" fo:orphans="2" fo:widows="2" fo:text-indent="0cm" style:auto-text-indent="false" fo:padding="0cm" fo:border="none" style:writing-mode="lr-tb"/>
      <style:text-properties fo:color="#000000" loext:opacity="100%" style:font-name="Google Sans" officeooo:paragraph-rsid="00236939" fo:background-color="#fff5ce"/>
    </style:style>
    <style:style style:name="P7" style:family="paragraph" style:parent-style-name="Text_20_body">
      <style:paragraph-properties fo:margin-left="0cm" fo:margin-right="0cm" fo:margin-top="0cm" fo:margin-bottom="0.116cm" style:contextual-spacing="false" style:line-height-at-least="0cm" fo:text-align="start" style:justify-single-word="false" fo:orphans="2" fo:widows="2" fo:text-indent="0cm" style:auto-text-indent="false" fo:padding="0cm" fo:border="none" style:writing-mode="lr-tb"/>
      <style:text-properties fo:color="#000000" loext:opacity="100%" style:font-name="Google Sans" officeooo:rsid="00236939" officeooo:paragraph-rsid="00236939"/>
    </style:style>
    <style:style style:name="P8" style:family="paragraph" style:parent-style-name="Horizontal_20_Line">
      <style:paragraph-properties fo:orphans="2" fo:widows="2" fo:text-indent="0cm" style:auto-text-indent="false" style:writing-mode="lr-tb"/>
      <style:text-properties fo:color="#000000" loext:opacity="100%" officeooo:paragraph-rsid="00213521" fo:background-color="transparent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23cm" fo:text-align="end" style:justify-single-word="false" fo:orphans="2" fo:widows="2" fo:text-indent="0cm" style:auto-text-indent="false"/>
      <style:text-properties fo:color="#000000" loext:opacity="100%" style:font-name="Google Sans" officeooo:paragraph-rsid="00213521"/>
    </style:style>
    <style:style style:name="P10" style:family="paragraph" style:parent-style-name="Text_20_body">
      <style:paragraph-properties fo:margin-top="0.794cm" fo:margin-bottom="0.247cm" style:contextual-spacing="false" fo:orphans="2" fo:widows="2" fo:text-indent="0cm" style:auto-text-indent="false" style:writing-mode="lr-tb"/>
      <style:text-properties fo:color="#000000" loext:opacity="100%" style:font-name="Google Sans1" fo:font-size="14pt" officeooo:paragraph-rsid="00214e6f" fo:background-color="transparent"/>
    </style:style>
    <style:style style:name="P11" style:family="paragraph" style:parent-style-name="Text_20_body">
      <style:paragraph-properties fo:margin-left="0cm" fo:margin-right="0cm" fo:margin-top="0cm" fo:margin-bottom="0.318cm" style:contextual-spacing="false" style:line-height-at-least="0.635cm" fo:orphans="2" fo:widows="2" fo:text-indent="0cm" style:auto-text-indent="false" style:writing-mode="lr-tb"/>
      <style:text-properties officeooo:paragraph-rsid="00213521"/>
    </style:style>
    <style:style style:name="P12" style:family="paragraph" style:parent-style-name="Text_20_body">
      <style:paragraph-properties fo:margin-left="0cm" fo:margin-right="0cm" fo:margin-top="0cm" fo:margin-bottom="0.318cm" style:contextual-spacing="false" style:line-height-at-least="0.635cm" fo:orphans="2" fo:widows="2" fo:text-indent="0cm" style:auto-text-indent="false" style:writing-mode="lr-tb"/>
      <style:text-properties fo:font-variant="normal" fo:text-transform="none" fo:color="#000000" loext:opacity="100%" style:font-name="Google Sans" fo:font-size="12pt" fo:letter-spacing="normal" fo:font-style="normal" fo:font-weight="normal" officeooo:paragraph-rsid="00213521" fo:background-color="transparent"/>
    </style:style>
    <style:style style:name="P13" style:family="paragraph" style:parent-style-name="Text_20_body">
      <style:paragraph-properties fo:margin-left="0cm" fo:margin-right="0cm" fo:margin-top="0cm" fo:margin-bottom="0.635cm" style:contextual-spacing="false" style:line-height-at-least="0.741cm" fo:orphans="2" fo:widows="2" fo:text-indent="0cm" style:auto-text-indent="false" style:writing-mode="lr-tb"/>
      <style:text-properties fo:font-variant="normal" fo:text-transform="none" fo:color="#000000" loext:opacity="100%" style:font-name="Google Sans" fo:font-size="15pt" fo:letter-spacing="normal" fo:font-style="normal" fo:font-weight="bold" officeooo:paragraph-rsid="00213521" fo:background-color="transparent"/>
    </style:style>
    <style:style style:name="P14" style:family="paragraph" style:parent-style-name="Text_20_body" style:list-style-name="L2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 style:writing-mode="lr-tb"/>
      <style:text-properties officeooo:paragraph-rsid="00213521"/>
    </style:style>
    <style:style style:name="P15" style:family="paragraph" style:parent-style-name="Text_20_body" style:list-style-name="L2">
      <style:paragraph-properties fo:margin-left="0cm" fo:margin-right="0cm" fo:margin-top="0.794cm" fo:margin-bottom="0.635cm" style:contextual-spacing="false" style:line-height-at-least="0.741cm" fo:orphans="2" fo:widows="2" fo:text-indent="0cm" style:auto-text-indent="false" style:writing-mode="lr-tb"/>
      <style:text-properties officeooo:paragraph-rsid="00213521"/>
    </style:style>
    <style:style style:name="P16" style:family="paragraph" style:parent-style-name="Text_20_body" style:list-style-name="L2">
      <style:paragraph-properties fo:margin-left="0cm" fo:margin-right="0cm" fo:margin-top="0.794cm" fo:margin-bottom="0.318cm" style:contextual-spacing="false" style:line-height-at-least="0.635cm" fo:orphans="2" fo:widows="2" fo:text-indent="0cm" style:auto-text-indent="false" style:writing-mode="lr-tb"/>
      <style:text-properties officeooo:paragraph-rsid="00213521"/>
    </style:style>
    <style:style style:name="P17" style:family="paragraph" style:parent-style-name="Text_20_body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 style:writing-mode="lr-tb"/>
      <style:text-properties officeooo:paragraph-rsid="00213521" loext:padding="0cm" loext:border="none"/>
    </style:style>
    <style:style style:name="P18" style:family="paragraph" style:parent-style-name="Text_20_body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 style:writing-mode="lr-tb"/>
      <style:text-properties fo:font-size="20pt" fo:font-style="normal" style:text-underline-style="solid" style:text-underline-width="auto" style:text-underline-color="font-color" fo:font-weight="bold" officeooo:rsid="000aa124" officeooo:paragraph-rsid="00213521" fo:background-color="#ff0000" style:font-size-asian="20pt" style:font-style-asian="normal" style:font-weight-asian="bold" style:font-size-complex="20pt" style:font-style-complex="normal" style:font-weight-complex="bold" loext:padding="0cm" loext:border="none"/>
    </style:style>
    <style:style style:name="P19" style:family="paragraph" style:parent-style-name="Text_20_body">
      <style:paragraph-properties fo:margin-left="0cm" fo:margin-right="0cm" fo:margin-top="0.794cm" fo:margin-bottom="0.318cm" style:contextual-spacing="false" style:line-height-at-least="0.635cm" fo:orphans="2" fo:widows="2" fo:text-indent="0cm" style:auto-text-indent="false" style:writing-mode="lr-tb"/>
      <style:text-properties officeooo:paragraph-rsid="00213521"/>
    </style:style>
    <style:style style:name="P20" style:family="paragraph" style:parent-style-name="Text_20_body">
      <style:paragraph-properties fo:margin-left="0cm" fo:margin-right="0cm" fo:margin-top="0.794cm" fo:margin-bottom="0.635cm" style:contextual-spacing="false" style:line-height-at-least="0.741cm" fo:orphans="2" fo:widows="2" fo:text-indent="0cm" style:auto-text-indent="false" style:writing-mode="lr-tb"/>
      <style:text-properties fo:font-variant="normal" fo:text-transform="none" fo:color="#000000" loext:opacity="100%" style:font-name="Google Sans" fo:font-size="15pt" fo:letter-spacing="normal" fo:font-style="normal" fo:font-weight="bold" officeooo:paragraph-rsid="00213521" fo:background-color="transparent" loext:padding="0cm" loext:border="none"/>
    </style:style>
    <style:style style:name="P21" style:family="paragraph" style:parent-style-name="Text_20_body" style:list-style-name="L3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 style:writing-mode="lr-tb"/>
      <style:text-properties officeooo:paragraph-rsid="00213521"/>
    </style:style>
    <style:style style:name="P22" style:family="paragraph" style:parent-style-name="Text_20_body" style:list-style-name="L4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 style:writing-mode="lr-tb"/>
      <style:text-properties officeooo:paragraph-rsid="00213521"/>
    </style:style>
    <style:style style:name="P23" style:family="paragraph" style:parent-style-name="Text_20_body" style:list-style-name="L5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 style:writing-mode="lr-tb"/>
      <style:text-properties officeooo:paragraph-rsid="00213521"/>
    </style:style>
    <style:style style:name="P24" style:family="paragraph" style:parent-style-name="Text_20_body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 style:writing-mode="lr-tb"/>
      <style:text-properties fo:font-variant="normal" fo:text-transform="none" fo:color="#000000" loext:opacity="100%" style:font-name="Google Sans" fo:font-size="12pt" fo:letter-spacing="normal" fo:font-style="normal" fo:font-weight="normal" officeooo:paragraph-rsid="00213521" fo:background-color="transparent" loext:padding="0cm" loext:border="none"/>
    </style:style>
    <style:style style:name="P25" style:family="paragraph" style:parent-style-name="Text_20_body" style:list-style-name="L1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 style:writing-mode="lr-tb"/>
      <style:text-properties officeooo:paragraph-rsid="00213521"/>
    </style:style>
    <style:style style:name="P26" style:family="paragraph" style:parent-style-name="Text_20_body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 style:writing-mode="lr-tb"/>
      <style:text-properties officeooo:paragraph-rsid="00213521"/>
    </style:style>
    <style:style style:name="P2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color="#000000" loext:opacity="100%" fo:font-size="14pt" officeooo:paragraph-rsid="00214e6f" fo:background-color="transparent" style:font-size-asian="14pt" style:font-size-complex="14pt"/>
    </style:style>
    <style:style style:name="P28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color="#000000" loext:opacity="100%" style:font-name="Google Sans" fo:font-size="10.5pt" officeooo:paragraph-rsid="00213521" fo:background-color="transparent"/>
    </style:style>
    <style:style style:name="P29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Google Sans" fo:font-size="10.5pt" fo:letter-spacing="normal" fo:font-style="normal" fo:font-weight="normal" officeooo:paragraph-rsid="00213521" fo:background-color="transparent" loext:padding="0cm" loext:border="none"/>
    </style:style>
    <style:style style:name="P30" style:family="paragraph" style:parent-style-name="Text_20_body">
      <style:paragraph-properties fo:margin-left="0cm" fo:margin-right="0cm" fo:margin-top="0.794cm" fo:margin-bottom="0.318cm" style:contextual-spacing="false" style:line-height-at-least="0.635cm" fo:orphans="2" fo:widows="2" fo:text-indent="0cm" style:auto-text-indent="false" style:writing-mode="lr-tb"/>
      <style:text-properties fo:font-variant="normal" fo:text-transform="none" fo:color="#000000" loext:opacity="100%" style:font-name="Google Sans" fo:font-size="12pt" fo:letter-spacing="normal" fo:font-style="normal" fo:font-weight="normal" officeooo:paragraph-rsid="00213521" fo:background-color="transparent" loext:padding="0cm" loext:border="none"/>
    </style:style>
    <style:style style:name="P31" style:family="paragraph" style:parent-style-name="Horizontal_20_Line">
      <style:paragraph-properties fo:margin-top="0.794cm" fo:margin-bottom="0.247cm" style:contextual-spacing="false" fo:orphans="2" fo:widows="2" fo:text-indent="0cm" style:auto-text-indent="false" style:writing-mode="lr-tb"/>
      <style:text-properties fo:color="#000000" loext:opacity="100%" officeooo:paragraph-rsid="00213521" fo:background-color="transparent"/>
    </style:style>
    <style:style style:name="P32" style:family="paragraph" style:parent-style-name="Text_20_body">
      <style:paragraph-properties fo:margin-left="0cm" fo:margin-right="0cm" fo:margin-top="0.794cm" fo:margin-bottom="0.635cm" style:contextual-spacing="false" style:line-height-at-least="0.741cm" fo:orphans="2" fo:widows="2" fo:text-indent="0cm" style:auto-text-indent="false" style:writing-mode="lr-tb"/>
      <style:text-properties officeooo:paragraph-rsid="00213521"/>
    </style:style>
    <style:style style:name="P33" style:family="paragraph" style:parent-style-name="Text_20_body">
      <style:paragraph-properties fo:margin-left="0cm" fo:margin-right="0cm" fo:margin-top="0.794cm" fo:margin-bottom="0.635cm" style:contextual-spacing="false" style:line-height-at-least="0.635cm" fo:orphans="2" fo:widows="2" fo:text-indent="0cm" style:auto-text-indent="false" style:writing-mode="lr-tb"/>
      <style:text-properties officeooo:paragraph-rsid="00213521"/>
    </style:style>
    <style:style style:name="P34" style:family="paragraph" style:parent-style-name="Text_20_body" style:list-style-name="L6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 style:writing-mode="lr-tb"/>
      <style:text-properties officeooo:paragraph-rsid="00213521"/>
    </style:style>
    <style:style style:name="P35" style:family="paragraph" style:parent-style-name="Text_20_body">
      <style:paragraph-properties fo:margin-left="0cm" fo:margin-right="0cm" fo:margin-top="0.794cm" fo:margin-bottom="0.318cm" style:contextual-spacing="false" style:line-height-at-least="0.635cm" fo:orphans="2" fo:widows="2" fo:text-indent="0cm" style:auto-text-indent="false" style:writing-mode="lr-tb"/>
      <style:text-properties fo:font-variant="normal" fo:text-transform="none" fo:color="#000000" loext:opacity="100%" style:font-name="Google Sans" fo:font-size="10.5pt" fo:letter-spacing="normal" fo:font-style="normal" fo:font-weight="normal" officeooo:rsid="00125136" officeooo:paragraph-rsid="00213521" fo:background-color="transparent" loext:padding="0cm" loext:border="none"/>
    </style:style>
    <style:style style:name="P36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color="#000000" loext:opacity="100%" officeooo:paragraph-rsid="00213521" fo:background-color="transparent"/>
    </style:style>
    <style:style style:name="T1" style:family="text">
      <style:text-properties fo:color="#000000" loext:opacity="100%" style:font-name="Google Sans"/>
    </style:style>
    <style:style style:name="T2" style:family="text">
      <style:text-properties fo:font-variant="normal" fo:text-transform="none" fo:letter-spacing="normal" fo:font-style="normal" fo:font-weight="normal" officeooo:rsid="0023201c" style:font-size-asian="14pt" style:font-size-complex="14pt" loext:padding="0cm" loext:border="none"/>
    </style:style>
    <style:style style:name="T3" style:family="text">
      <style:text-properties fo:font-variant="normal" fo:text-transform="none" fo:color="#000000" loext:opacity="100%" style:font-name="Google Sans" fo:font-size="12pt" fo:letter-spacing="normal" fo:font-style="normal" fo:font-weight="bold" fo:background-color="transparent" loext:char-shading-value="0"/>
    </style:style>
    <style:style style:name="T4" style:family="text">
      <style:text-properties fo:font-variant="normal" fo:text-transform="none" fo:color="#000000" loext:opacity="100%" style:font-name="Google Sans" fo:font-size="12pt" fo:letter-spacing="normal" fo:font-style="normal" fo:font-weight="normal" fo:background-color="transparent" loext:char-shading-value="0"/>
    </style:style>
    <style:style style:name="T5" style:family="text">
      <style:text-properties fo:font-variant="normal" fo:text-transform="none" fo:color="#000000" loext:opacity="100%" style:font-name="Google Sans" fo:font-size="15pt" fo:letter-spacing="normal" fo:font-style="normal" fo:font-weight="bold" fo:background-color="transparent" loext:char-shading-value="0" loext:padding="0cm" loext:border="none"/>
    </style:style>
    <style:style style:name="T6" style:family="text">
      <style:text-properties fo:font-variant="normal" fo:text-transform="none" fo:color="#000000" loext:opacity="100%" style:font-name="Google Sans" fo:font-size="12pt" fo:letter-spacing="normal" fo:font-style="normal" fo:font-weight="bold" fo:background-color="transparent" loext:char-shading-value="0" loext:padding="0cm" loext:border="none"/>
    </style:style>
    <style:style style:name="T7" style:family="text">
      <style:text-properties fo:font-variant="normal" fo:text-transform="none" fo:color="#000000" loext:opacity="100%" style:font-name="Google Sans" fo:font-size="12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000000" loext:opacity="100%" style:font-name="Google Sans" fo:font-size="12pt" fo:letter-spacing="normal" fo:font-style="normal" fo:font-weight="normal" officeooo:rsid="000aa124" fo:background-color="transparent" loext:char-shading-value="0" loext:padding="0cm" loext:border="none"/>
    </style:style>
    <style:style style:name="T9" style:family="text">
      <style:text-properties fo:color="#000000" loext:opacity="100%" style:font-name="Google Sans" fo:font-weight="normal" officeooo:rsid="000dfddc" style:font-weight-asian="normal" style:font-weight-complex="normal"/>
    </style:style>
    <style:style style:name="T10" style:family="text">
      <style:text-properties fo:color="#000000" loext:opacity="100%" style:font-name="Google Sans" officeooo:rsid="000dfddc"/>
    </style:style>
    <style:style style:name="T11" style:family="text">
      <style:text-properties officeooo:rsid="00117bcc"/>
    </style:style>
    <style:style style:name="T12" style:family="text">
      <style:text-properties fo:font-variant="normal" fo:text-transform="none" fo:color="#000000" loext:opacity="100%" style:font-name="Google Sans" fo:font-size="12pt" fo:letter-spacing="normal" fo:font-style="normal" fo:font-weight="normal" officeooo:rsid="000dfddc" fo:background-color="transparent" loext:char-shading-value="0"/>
    </style:style>
    <style:style style:name="T13" style:family="text">
      <style:text-properties fo:font-variant="normal" fo:text-transform="none" style:font-name="Google Sans" fo:letter-spacing="normal" fo:font-style="normal" fo:font-weight="normal" loext:padding="0cm" loext:border="none"/>
    </style:style>
    <style:style style:name="T14" style:family="text">
      <style:text-properties fo:font-variant="normal" fo:text-transform="none" style:font-name="Google Sans" fo:letter-spacing="normal" fo:font-style="normal" fo:font-weight="normal" officeooo:rsid="00214e6f" loext:padding="0cm" loext:border="none"/>
    </style:style>
    <style:style style:name="T15" style:family="text">
      <style:text-properties fo:font-variant="normal" fo:text-transform="none" style:font-name="Google Sans" fo:letter-spacing="normal" fo:font-style="normal" fo:font-weight="normal" style:font-weight-asian="normal" style:font-weight-complex="normal" loext:padding="0cm" loext:border="none"/>
    </style:style>
    <style:style style:name="T16" style:family="text">
      <style:text-properties fo:font-variant="normal" fo:text-transform="none" style:font-name="Google Sans1" fo:font-size="14pt" fo:letter-spacing="normal" fo:font-style="normal" fo:font-weight="normal" officeooo:rsid="0023201c" style:font-size-asian="14pt" style:font-size-complex="14pt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4. März 2026</text:p>
      <text:list xml:id="list3866025984" text:style-name="L1">
        <text:list-header>
          <text:p text:style-name="P2">Konstrukt <text:s/>Supporting_Center</text:p>
        </text:list-header>
      </text:list>
      <text:p text:style-name="P3">Grundriss(){ </text:p>
      <text:p text:style-name="P4"><text:s text:c="4"/>! Op<text:span text:style-name="T1">ensource </text:span></text:p>
      <text:p text:style-name="P3"><text:tab/>Projekte </text:p>
      <text:p text:style-name="P3"><text:tab/>! Supporting_Center Flexibel einsetzbare faltbare Räume </text:p>
      <text:p text:style-name="P3"><text:s text:c="16"/>Darstellung in Text </text:p>
      <text:p text:style-name="P5"><text:s text:c="20"/><text:tab/>REF faltbares Kinderreisebett -&gt; Skalierung zu Wohnkontainer -&gt; leichte logistik &lt;&gt; lagerung transport </text:p>
      <text:p text:style-name="P5"><text:s text:c="20"/><text:tab/>REF thermisch isolierte textil Hülle -&gt; Camping Zelt -&gt; leichbau -&gt; leichte wartung </text:p>
      <text:p text:style-name="P3"><text:s text:c="20"/><text:tab/>REF Kreuzverstrebung (Cross-Bracing) versteift zur stabilisierung -&gt; Regalbau </text:p>
      <text:p text:style-name="P5"><text:s text:c="20"/><text:tab/>REF technik module zum unten einzuschieben erforderlichen komponenten für die wasser zufuhr aufbereitung und Entsorgung erforderlichen komponenten elektrischen Komponenten &amp; Heiz- &amp; Klima-systeme &amp; Kommunikation von der Seite &amp; obens unter zugänglichen Anschlussen -&gt; Schublade -&gt; leichte wartung </text:p>
      <text:p text:style-name="P5"><text:s text:c="21"/><text:tab/>REF integrierte flexible leitungen in textil kabelkanälen, angebracht innen mit klettverschluss -&gt; Wappen Patch auf Kleindung -&gt; leichtbau -&gt; leichte wartung</text:p>
      <text:p text:style-name="P6"><text:tab/><text:tab/>REF Modular -&gt; wohneinheiten lassen sich verbinden und dach von aussen mit seilen hängen und tragende säulen umklappen für große räume zu bilden&lt;&gt; festival zelt -&gt; medizinische versorgungen -&gt; verwaltung</text:p>
      <text:p text:style-name="P5"><text:tab/><text:tab/>REF transport in frachtkontainern -&gt; leichter logistik -&gt; höhere reichweite</text:p>
      <text:p text:style-name="P5"><text:tab/><text:tab/>REF schnelle verfügbarkeit und modular und opensource und somit frei anpassbar</text:p>
      <text:p text:style-name="P5"><text:tab/><text:tab/>REF Sektor</text:p>
      <text:p text:style-name="P5"><text:tab/><text:tab/>Humanität</text:p>
      <text:p text:style-name="P3"><text:tab/><text:tab/><text:tab/>Flüchlings und Naturkatastrophen Hilfe --&gt; flüchlingslager krriesen und kriegsgebiete &amp; notlager Flutkatastrophe ahrtal deutschland &amp; erdbeben afghanisch</text:p>
      <text:p text:style-name="P3"><text:tab/><text:tab/>Kommerziell</text:p>
      <text:p text:style-name="P3"><text:tab/><text:tab/><text:tab/>Veranstaltungen</text:p>
      <text:p text:style-name="P3"><text:tab/><text:tab/><text:tab/>Camping - Wohnwagen pkw/velo, kleinraum im Rucksack</text:p>
      <text:p text:style-name="P7">}</text:p>
      <text:p text:style-name="P3"><text:s/></text:p>
      <text:p text:style-name="P8"/>
      <text:p text:style-name="P9"/>
      <text:p text:style-name="P10"><text:soft-page-break/><text:span text:style-name="Strong_20_Emphasis"><text:span text:style-name="T2"># Konzept</text:span></text:span></text:p>
      <text:p text:style-name="P11"><text:span text:style-name="Strong_20_Emphasis"><text:span text:style-name="T3"/></text:span></text:p>
      <text:p text:style-name="P11"><text:span text:style-name="Strong_20_Emphasis"><text:span text:style-name="T3">"Supporting Center"</text:span></text:span><text:span text:style-name="T4"> – ein hybrides Open-Source-Raumsystem, das Leichtbau mit Container-Logistik vereint:</text:span></text:p>
      <text:p text:style-name="P12"/>
      <text:p text:style-name="P13">1. Die Skelett-Struktur (Mechanik)</text:p>
      <text:p text:style-name="P11"><text:span text:style-name="T4">Das Grundgerüst basiert auf dem Prinzip des </text:span><text:span text:style-name="Strong_20_Emphasis"><text:span text:style-name="T3">Scherengitters</text:span></text:span><text:span text:style-name="T4"> (ähnlich einem Reisebett, aber massiv skaliert).</text:span></text:p>
      <text:list text:style-name="L2">
        <text:list-item>
          <text:p text:style-name="P14"><text:span text:style-name="Strong_20_Emphasis"><text:span text:style-name="T3">Falt-Mechanismus:</text:span></text:span><text:span text:style-name="T4"> Zentrale Gelenkpunkte ermöglichen das Zusammenfalten auf das Standard-Maß einer Europalette oder eines 10ft-Containers.</text:span></text:p>
        </text:list-item>
        <text:list-item>
          <text:p text:style-name="P14"><text:span text:style-name="Strong_20_Emphasis"><text:span text:style-name="T3">Stabilisierung:</text:span></text:span><text:span text:style-name="T4"> Nach dem Aufspannen werden </text:span><text:span text:style-name="Strong_20_Emphasis"><text:span text:style-name="T3">Kreuzverstrebungen</text:span></text:span><text:span text:style-name="T4"> (Cross-Bracing) eingeklickt. Diese übertragen die Steifigkeit aus dem industriellen Regalbau auf die mobile Architektur.</text:span></text:p>
        </text:list-item>
        <text:list-item>
          <text:p text:style-name="P15"><text:span text:style-name="Strong_20_Emphasis"><text:span text:style-name="T5">Grundriss-Layout: Das "Flex-Modul" (aufgefaltet)</text:span></text:span></text:p>
        </text:list-item>
        <text:list-item>
          <text:p text:style-name="P16"><text:span text:style-name="Strong_20_Emphasis"><text:span text:style-name="T6">1. Die äußere Hülle (Haut &amp; Knochen)</text:span></text:span></text:p>
        </text:list-item>
        <text:list-item>
          <text:p text:style-name="P14"><text:span text:style-name="Strong_20_Emphasis"><text:span text:style-name="T6">Grundform:</text:span></text:span><text:span text:style-name="T7"> Ein Rechteck (Standard-Maß </text:span><text:span text:style-name="T8">Wohnkontainer</text:span><text:span text:style-name="T7">), das sich aus einem kompakten Paket entfaltet.</text:span></text:p>
        </text:list-item>
        <text:list-item>
          <text:p text:style-name="P14"><text:span text:style-name="Strong_20_Emphasis"><text:span text:style-name="T6">Skelett:</text:span></text:span><text:span text:style-name="T7"> Sichtbare </text:span><text:span text:style-name="Strong_20_Emphasis"><text:span text:style-name="T6">Aluminium-Scherenprofile</text:span></text:span><text:span text:style-name="T7"> an den Ecken und Längsseiten (Ref: Kinderreisebett). Diese bilden das statische Rückgrat.</text:span></text:p>
        </text:list-item>
        <text:list-item>
          <text:p text:style-name="P14"><text:span text:style-name="Strong_20_Emphasis"><text:span text:style-name="T1">Wandaufbau:</text:span></text:span><text:span text:style-name="T1"> Keine starren Wände, sondern eine </text:span><text:span text:style-name="Strong_20_Emphasis"><text:span text:style-name="T1">thermisch isolierte Textil-Membran</text:span></text:span><text:span text:style-name="T1">, die sich beim Aufspannen strafft (Ref: Expeditions-Zelt).</text:span></text:p>
        </text:list-item>
      </text:list>
      <text:p text:style-name="P17"/>
      <text:p text:style-name="P18">aufbau</text:p>
      <text:p text:style-name="P19"><text:span text:style-name="Strong_20_Emphasis"><text:span text:style-name="T6">Grundriss</text:span></text:span><text:span text:style-name="T7"> und das </text:span><text:span text:style-name="Strong_20_Emphasis"><text:span text:style-name="T6">Konzept</text:span></text:span><text:span text:style-name="T7"> des "Supporting Centers" anhand deiner Referenzen. Stell dir ein Gebäude vor, das nicht gebaut, sondern "aufgespannt" und "bestückt" wird:</text:span></text:p>
      <text:p text:style-name="P20"><text:soft-page-break/>1. Das Skelett (Statik &amp; Faltung)</text:p>
      <text:list text:style-name="L3">
        <text:list-item>
          <text:p text:style-name="P21"><text:span text:style-name="Strong_20_Emphasis"><text:span text:style-name="T6">Referenz Kinderreisebett:</text:span></text:span><text:span text:style-name="T7"> Der Grundriss basiert auf einem mechanischen Scheren-Rahmen. Im Transportzustand ist er ein kompaktes Bündel. Beim Aufbau entfaltet sich das Skelett zu einem rechteckigen Raumvolumen (skaliert auf Container-Größe).</text:span></text:p>
        </text:list-item>
        <text:list-item>
          <text:p text:style-name="P21"><text:span text:style-name="Strong_20_Emphasis"><text:span text:style-name="T6">Referenz Regalbau:</text:span></text:span><text:span text:style-name="T7"> Um die Instabilität eines Zeltes zu vermeiden, nutzt der Grundriss </text:span><text:span text:style-name="Strong_20_Emphasis"><text:span text:style-name="T6">Kreuzverstrebungen (Cross-Bracing)</text:span></text:span><text:span text:style-name="T7"> in den Eckfeldern. Diese diagonalen Stäbe versteifen die Konstruktion so massiv, dass sie stapelbar und windfest wird – wie ein Hochregal im Logistikzentrum.</text:span></text:p>
        </text:list-item>
      </text:list>
      <text:p text:style-name="P20">2. Die Gebäudehülle (Isolation)</text:p>
      <text:list text:style-name="L4">
        <text:list-item>
          <text:p text:style-name="P22"><text:span text:style-name="Strong_20_Emphasis"><text:span text:style-name="T6">Referenz Camping-Zelt:</text:span></text:span><text:span text:style-name="T7"> Statt schwerer Beton- oder Stahlwände besteht die "Außenwand" aus einer hochfesten </text:span><text:span text:style-name="Strong_20_Emphasis"><text:span text:style-name="T6">Textilmembran</text:span></text:span><text:span text:style-name="T7">.</text:span></text:p>
        </text:list-item>
        <text:list-item>
          <text:p text:style-name="P22"><text:span text:style-name="Strong_20_Emphasis"><text:span text:style-name="T6">Thermische Hülle:</text:span></text:span><text:span text:style-name="T7"> Diese ist mehrlagig (ähnlich wie Daunenschlafsäcke oder Isoliermatten), um Wärme im Inneren zu halten. Sie ist leicht, lichtdurchlässig, aber wetterfest. (Ref: Exped-Matten/Winter-Campingzelte).</text:span><text:span text:style-name="T1"> </text:span></text:p>
        </text:list-item>
        <text:list-item>
          <text:p text:style-name="P22"><text:span text:style-name="Strong_20_Emphasis"><text:span text:style-name="T1">Eigenschaften:</text:span></text:span><text:span text:style-name="T1"> Wetterfest, UV-beständig und atmungsaktiv, um Kondenswasser zu vermeiden.</text:span></text:p>
        </text:list-item>
      </text:list>
      <text:p text:style-name="P20">3. Die Boden-Ebene (Technik-Einschübe)</text:p>
      <text:list text:style-name="L5">
        <text:list-item>
          <text:p text:style-name="P23"><text:span text:style-name="Strong_20_Emphasis"><text:span text:style-name="T6">Referenz Schublade:</text:span></text:span><text:span text:style-name="T7"> Der Boden des Grundrisses ist ein Doppelboden-System mit Führungsschienen.</text:span></text:p>
        </text:list-item>
        <text:list-item>
          <text:p text:style-name="P23"><text:span text:style-name="Strong_20_Emphasis"><text:span text:style-name="T6">Infrastruktur:</text:span></text:span><text:span text:style-name="T7"> Schwere Technik (Batterien, Wassertanks, Heizung) steht nicht im Weg, sondern wird von außen in </text:span><text:span text:style-name="Strong_20_Emphasis"><text:span text:style-name="T6">Einschub-Module</text:span></text:span><text:span text:style-name="T8"> ein</text:span><text:span text:style-name="T7">geschoben. Das spart Platz im Innenraum und macht die Wartung extrem einfach: Modul rausziehen, reparieren, reinschieben.</text:span></text:p>
        </text:list-item>
        <text:list-item>
          <text:p text:style-name="P23"><text:span text:style-name="Strong_20_Emphasis"><text:span text:style-name="T1">Technik-Einschübe:</text:span></text:span><text:span text:style-name="T1"> Unter dem Bodenrahmen befinden sich Führungsschienen für </text:span><text:span text:style-name="Strong_20_Emphasis"><text:span text:style-name="T1">Plug-and-Play-Module </text:span></text:span><text:span text:style-name="Strong_20_Emphasis"><text:span text:style-name="T9">welche</text:span></text:span><text:span text:style-name="Strong_20_Emphasis"><text:span text:style-name="T10"> </text:span></text:span><text:span text:style-name="T1">wie </text:span><text:span text:style-name="Strong_20_Emphasis"><text:span text:style-name="T1">Schubladen</text:span></text:span><text:span text:style-name="T1"> eingeschoben und verriegelt </text:span><text:span text:style-name="T10">werden</text:span><text:span text:style-name="T1">.</text:span></text:p>
        </text:list-item>
        <text:list-item>
          <text:p text:style-name="P23"><text:span text:style-name="Strong_20_Emphasis"><text:span text:style-name="T1">Boden:</text:span></text:span><text:span text:style-name="T1"> Modulare Plattenelemente, die auf dem entfalteten Skelett aufliegen.</text:span></text:p>
        </text:list-item>
      </text:list>
      <text:p text:style-name="P24"/>
      <text:p text:style-name="P13"><text:span text:style-name="T11">4</text:span>. Technische Infrastruktur (Innereien)</text:p>
      <text:p text:style-name="P12"><text:soft-page-break/>Die Versorgung erfolgt modular und werkzeuglos:</text:p>
      <text:list text:continue-list="list3866025984" text:style-name="L1">
        <text:list-item>
          <text:p text:style-name="P25"><text:span text:style-name="Strong_20_Emphasis"><text:span text:style-name="T3">Kabel-Management:</text:span></text:span><text:span text:style-name="T4"> Vertikale und horizontale </text:span><text:span text:style-name="Strong_20_Emphasis"><text:span text:style-name="T3">Textil-Kabelkanäle</text:span></text:span><text:span text:style-name="T4"> an den Innenseiten. Die Fixierung erfolgt per </text:span><text:span text:style-name="Strong_20_Emphasis"><text:span text:style-name="T3">Industrie-Klett</text:span></text:span><text:span text:style-name="T4">, was eine Umpositionierung von </text:span><text:span text:style-name="T12">Wasserleitungen, </text:span><text:span text:style-name="T7">Strom- und Datenkabel, </text:span><text:span text:style-name="T4">Schaltern, Leuchten in Sekunden erlaubt (ähnlich wie Patches an Einsatzkleidung).</text:span></text:p>
        </text:list-item>
        <text:list-item>
          <text:p text:style-name="P25"><text:span text:style-name="Strong_20_Emphasis"><text:span text:style-name="T1">Plug &amp; Play:</text:span></text:span><text:span text:style-name="T1"> Du "klettest" einfach dorthin, wo du sie gerade brauchst und werden gleich mit entfaltet.</text:span></text:p>
          <text:p text:style-name="P25"><text:span text:style-name="T4"/></text:p>
        </text:list-item>
      </text:list>
      <text:p text:style-name="P19"><text:span text:style-name="Strong_20_Emphasis"><text:span text:style-name="T3">Zusammenfassung des Grundrisses:</text:span></text:span><text:span text:style-name="T4"><text:line-break/>Ein </text:span><text:span text:style-name="Strong_20_Emphasis"><text:span text:style-name="T3">Supporting Center</text:span></text:span><text:span text:style-name="T4"> ist im Kern eine leere, hochstabile "Box" aus Stoff und Metall, die ihre Funktion erst durch die eingeschobenen Module und die angeklettete Technik erhält. Es ist </text:span><text:span text:style-name="Strong_20_Emphasis"><text:span text:style-name="T3">Open Source</text:span></text:span><text:span text:style-name="T4">, weil jeder diese standardisierten Komponenten (Profile, Textilien, Klett) weltweit nachbauen kann.</text:span></text:p>
      <text:p text:style-name="P17"/>
      <text:p text:style-name="P17"/>
      <text:p text:style-name="P26"/>
      <text:p text:style-name="P8"/>
      <text:p text:style-name="P9"/>
      <text:p text:style-name="P9"/>
      <text:p text:style-name="P1"><text:span text:style-name="T8"/></text:p>
      <text:p text:style-name="P27"><text:span text:style-name="Strong_20_Emphasis"><text:span text:style-name="T13">#</text:span></text:span><text:span text:style-name="Strong_20_Emphasis"><text:span text:style-name="T14">#</text:span></text:span><text:span text:style-name="Strong_20_Emphasis"><text:span text:style-name="T13"> </text:span></text:span><text:span text:style-name="Strong_20_Emphasis"><text:span text:style-name="T15">Humanitär</text:span></text:span></text:p>
      <text:p text:style-name="P28"><text:span text:style-name="Strong_20_Emphasis"><text:span text:style-name="T16"/></text:span></text:p>
      <text:p text:style-name="P29">bewerbe mir Grundriss(){ ! Opensource Projekte ! Supporting_Center Flexibel einsetzbare faltbare Räume Darstellung in Text REF faltbares Kinderreisebett -&gt; Skalierung zu Wohnkontainer REF thermisch isolierte textil Hülle -&gt; Camping Zelt REF Kreuzverstrebung (Cross-Bracing) versteift zur stabilisierung -&gt; Regalbau REF technik module zum unten einschieben -&gt; Schublade REF integrierte flexible leitungen in textil kabelkanälen, angebracht innen mit klettverschluss -&gt; Wappen Patch auf Kleindung)</text:p>
      <text:p text:style-name="P1">24. März 2026</text:p>
      <text:p text:style-name="P30">Hier ist der „Elevator Pitch“ für dein </text:p>
      <text:p text:style-name="P19"><text:span text:style-name="Strong_20_Emphasis"><text:span text:style-name="T6">Supporting Center</text:span></text:span><text:span text:style-name="T7"> – die Revolution der mobilen Architektur, die Logistik neu denkt:</text:span></text:p>
      <text:p text:style-name="P31"><text:soft-page-break/></text:p>
      <text:p text:style-name="P32"><text:span text:style-name="Strong_20_Emphasis"><text:span text:style-name="T5">Das Supporting Center: High-Tech-Raum aus der Tasche!</text:span></text:span><text:span text:style-name="T5"> 🚀</text:span></text:p>
      <text:p text:style-name="P19"><text:span text:style-name="T7">Vergessen Sie starre Container und instabile Zelte. Das </text:span><text:span text:style-name="Strong_20_Emphasis"><text:span text:style-name="T6">Supporting Center</text:span></text:span><text:span text:style-name="T7"> ist das erste </text:span><text:span text:style-name="Strong_20_Emphasis"><text:span text:style-name="T6">Open-Source-Raumsystem</text:span></text:span><text:span text:style-name="T7">, das die Schläue eines Kinderbettes mit der Härte eines Industrieregals kombiniert.</text:span></text:p>
      <text:p text:style-name="P33"><text:span text:style-name="Strong_20_Emphasis"><text:span text:style-name="T6">Warum dieses Konzept alles verändert:</text:span></text:span></text:p>
      <text:list text:style-name="L6">
        <text:list-item>
          <text:p text:style-name="P34"><text:span text:style-name="Strong_20_Emphasis"><text:span text:style-name="T6">Entfaltung statt Aufbau (Ref: Kinderreisebett):</text:span></text:span><text:span text:style-name="T7"><text:line-break/>Ein kompletter Wohncontainer, der sich wie ein Reisebett zusammenfaltet. Passt auf eine Palette, entfaltet sich in Minuten zum vollwertigen Raum. Maximale Skalierung bei minimalem Transportvolumen!</text:span></text:p>
        </text:list-item>
        <text:list-item>
          <text:p text:style-name="P34"><text:span text:style-name="Strong_20_Emphasis"><text:span text:style-name="T6">Unkaputtbare Statik (Ref: Regalbau):</text:span></text:span><text:span text:style-name="T7"><text:line-break/>Dank integriertem </text:span><text:span text:style-name="Strong_20_Emphasis"><text:span text:style-name="T6">Cross-Bracing</text:span></text:span><text:span text:style-name="T7"> (Kreuzverstrebung) steht dieses System wie eine Eins. Wir nutzen die bewährte Stabilität aus dem Schwerlast-Regalbau für ein federleichtes Exoskelett.</text:span></text:p>
        </text:list-item>
        <text:list-item>
          <text:p text:style-name="P34"><text:span text:style-name="Strong_20_Emphasis"><text:span text:style-name="T6">Thermische Rüstung (Ref: Camping-Zelt):</text:span></text:span><text:span text:style-name="T7"><text:line-break/>Die Hülle ist kein Stoff, sondern ein High-Tech-Schutzschild. Mehrlagig isoliert und wetterfest wie ein Expeditionszelt – hält die Wärme drin und die Elemente draußen.</text:span></text:p>
        </text:list-item>
        <text:list-item>
          <text:p text:style-name="P34"><text:span text:style-name="Strong_20_Emphasis"><text:span text:style-name="T6">Plug-and-Play Infrastruktur (Ref: Schublade):</text:span></text:span><text:span text:style-name="T7"><text:line-break/>Kein Kabelsalat, keine im Weg stehenden Aggregate! Technik-Module für Strom, Wasser und Klima werden einfach als </text:span><text:span text:style-name="Strong_20_Emphasis"><text:span text:style-name="T6">Schubladen</text:span></text:span><text:span text:style-name="T7"> unter den Boden geschoben. Wartung in Sekunden: Rausziehen, tauschen, fertig.</text:span></text:p>
        </text:list-item>
        <text:list-item>
          <text:p text:style-name="P34"><text:span text:style-name="Strong_20_Emphasis"><text:span text:style-name="T6">Interieur nach dem „Patch“-Prinzip (Ref: Wappen-Patch):</text:span></text:span><text:span text:style-name="T7"><text:line-break/>Absolute Freiheit im Innenraum! Stromleitungen und Schalter werden per </text:span><text:span text:style-name="Strong_20_Emphasis"><text:span text:style-name="T6">Industrie-Klett</text:span></text:span><text:span text:style-name="T7"> in Textilkanälen exakt dort platziert, wo sie gebraucht werden. Ihr Raum passt sich Ihnen an, nicht umgekehrt.</text:span></text:p>
        </text:list-item>
      </text:list>
      <text:p text:style-name="P33"><text:span text:style-name="Strong_20_Emphasis"><text:span text:style-name="T6">Das Versprechen:</text:span></text:span></text:p>
      <text:p text:style-name="P19"><text:soft-page-break/><text:span text:style-name="T7">Das Supporting Center ist </text:span><text:span text:style-name="Strong_20_Emphasis"><text:span text:style-name="T6">Open Source</text:span></text:span><text:span text:style-name="T7">. Es gehört der Community. Es ist die Antwort auf Krisenmanagement, mobiles Arbeiten und modulares Wohnen. </text:span><text:span text:style-name="Strong_20_Emphasis"><text:span text:style-name="T6">Leicht wie ein Zelt, stabil wie ein Haus, flexibel wie Software.</text:span></text:span></text:p>
      <text:p text:style-name="P31"/>
      <text:p text:style-name="P35"><text:span text:style-name="T7"/></text:p>
      <text:p text:style-name="P36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, Arial, sans-serif"/>
    <style:font-face style:name="Google Sans1" svg:font-family="'Google Sans', Arial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5T18:22:59.532800524</meta:creation-date>
    <meta:generator>LibreOffice/25.8.5.2$Linux_X86_64 LibreOffice_project/580$Build-2</meta:generator>
    <dc:date>2026-03-27T14:23:20.056710150</dc:date>
    <meta:editing-duration>PT1H36M51S</meta:editing-duration>
    <meta:editing-cycles>5</meta:editing-cycles>
    <meta:document-statistic meta:table-count="0" meta:image-count="0" meta:object-count="0" meta:page-count="6" meta:paragraph-count="69" meta:word-count="961" meta:character-count="7582" meta:non-whitespace-character-count="6548"/>
  </office:meta>
</office:document-meta>
</file>